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6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DICATION BY SOLOMON (6:1-7: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EDICATION BY SOLOMON (6:1-7: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olomon's sermon (6:1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olomon's sermon (6:1-11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ere the Temple is built (6:1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o was selected to build it (6:7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y the Temple was built (6: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DEDICATION BY SOLOMON (6:1-7:10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Solomon's sermon (6:1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olomon's supplication (6:12-4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Solomon's supplication (6:12-42)<text:s text:c="1"/></text:span><text:span text:style-name="a485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position (6: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platform (6:13):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His praise (6:14-1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is petitions (6:16-39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His petitions (6:16-39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He prays for himself (6:16-2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prays for his subjects concerning (6:22-39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He prays for his subjects concerning (6:22-39):<text:s text:c="1"/></text:span><text:span text:style-name="a521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innocent (6:22-2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Defeat due to sin (6:24-25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Famine due to sin (6:26-3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Foreigners (6:32-3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srael's battles (6:34-3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Israel's captivity (6:36-3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His petitions (6:16-39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 prays for himself (6:16-2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prays for his subjects concerning (6:22-3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Solomon's supplication (6:12-42)<text:s text:c="1"/></text:span><text:span text:style-name="a563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is position (6:1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platform (6:13):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praise (6:14-1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petitions (6:16-3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plea (6:40-4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2-tx-Title-and-Text" presentation:presentation-page-layout-name="Master1-PPL12" draw:id="Slide-265">
        <draw:frame draw:id="id101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DEDICATION BY SOLOMON (6:1-7:10):<text:s text:c="1"/></text:span><text:span text:style-name="a587" text:class-names=""/></text:p>
          </draw:text-box>
          <svg:title/>
          <svg:desc/>
        </draw:frame>
        <draw:frame draw:id="id102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Solomon's sermon (6:1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Solomon's supplication (6:12-42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Solomon's sign (7:1-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olomon's sacrifices (7:4-10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1" draw:style-name="a606" draw:master-page-name="Master1-Layout12-tx-Title-and-Text" presentation:presentation-page-layout-name="Master1-PPL12" draw:id="Slide-266">
        <draw:frame draw:id="id103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2 CHRONICLES 6-7<text:s text:c="1"/></text:span><text:span text:style-name="a608" text:class-names=""/></text:p>
          </draw:text-box>
          <svg:title/>
          <svg:desc/>
        </draw:frame>
        <draw:frame draw:id="id104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DEDICATION BY SOLOMON (6:1-7:1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VELATION TO SOLOMON (7:11-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2" draw:style-name="a621" draw:master-page-name="Master1-Layout12-tx-Title-and-Text" presentation:presentation-page-layout-name="Master1-PPL12" draw:id="Slide-267">
        <draw:frame draw:id="id105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REVELATION TO SOLOMON (7:11-22):<text:s text:c="1"/></text:span><text:span text:style-name="a623" text:class-names=""/></text:p>
          </draw:text-box>
          <svg:title/>
          <svg:desc/>
        </draw:frame>
        <draw:frame draw:id="id106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Sin plus repentance equals restoration (7:11-1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in minus repentance equals rejection (7:19-2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3" draw:style-name="a636" draw:master-page-name="Master1-Layout12-tx-Title-and-Text" presentation:presentation-page-layout-name="Master1-PPL12" draw:id="Slide-268">
        <draw:frame draw:id="id107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2 CHRONICLES 6-7<text:s text:c="1"/></text:span><text:span text:style-name="a638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DEDICATION BY SOLOMON (6:1-7:1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REVELATION TO SOLOMON (7:11-22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6-7 </dc:title>
    <meta:initial-creator>David STRICKLAND</meta:initial-creator>
    <dc:creator>David STRICKLAND</dc:creator>
    <meta:creation-date>2020-02-22T17:28:11Z</meta:creation-date>
    <dc:date>2020-02-22T17:28:12Z</dc:date>
    <meta:template xlink:href="BibleStudy" xlink:type="simple"/>
    <meta:editing-cycles>1</meta:editing-cycles>
    <meta:editing-duration>PT0S</meta:editing-duration>
    <meta:document-statistic meta:paragraph-count="49" meta:word-count="329"/>
  </office:meta>
</office:document-meta>
</file>